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64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ourier New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cm" fo:line-height="100%"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fo:background-color="transparent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00%"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fo:line-height="100%" fo:text-align="start"/>
      <style:text-properties style:font-name="Courier New" fo:font-size="11pt" style:font-size-asian="11pt" style:font-size-complex="11pt"/>
    </style:style>
    <style:style style:name="P10" style:family="paragraph">
      <style:paragraph-properties fo:margin-top="0.5cm" fo:margin-bottom="0cm" fo:line-height="100%"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fo:line-height="100%"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paragraph-properties fo:line-height="100%" fo:text-align="start"/>
    </style:style>
    <style:style style:name="P13" style:family="paragraph">
      <style:paragraph-properties fo:margin-top="0.5cm" fo:margin-bottom="0cm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Liberation Sans1"/>
    </style:style>
    <style:style style:name="T5" style:family="text">
      <style:text-properties style:font-name="Courier New" fo:font-size="26pt" style:font-size-asian="26pt" style:font-size-complex="26pt"/>
    </style:style>
    <style:style style:name="T6" style:family="text">
      <style:text-properties style:font-name="Courier New" fo:font-size="24pt" style:font-size-asian="24pt" style:font-size-complex="24pt"/>
    </style:style>
    <style:style style:name="T7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Courier New" fo:font-size="32pt" style:font-size-asian="32pt" style:font-size-complex="32pt"/>
    </style:style>
    <style:style style:name="T9" style:family="text">
      <style:text-properties style:font-name="Liberation Sans1" fo:font-size="32pt" style:font-size-asian="32pt" style:font-size-complex="32pt"/>
    </style:style>
    <style:style style:name="T10" style:family="text">
      <style:text-properties style:font-name="Courier New" fo:font-size="16pt" style:font-size-asian="16pt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fo:font-weight="bold" style:font-weight-asian="bold" style:font-weight-complex="bold"/>
    </style:style>
    <style:style style:name="T13" style:family="text">
      <style:text-properties style:font-name="Liberation Sans1" fo:font-weight="normal" style:font-weight-asian="normal" style:font-weight-complex="normal"/>
    </style:style>
    <style:style style:name="T14" style:family="text">
      <style:text-properties style:font-name="Courier New" fo:font-weight="normal" style:font-weight-asian="normal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19" style:family="text">
      <style:text-properties style:font-name="Liberation Sans1" fo:font-size="36pt" style:font-size-asian="36pt" style:font-size-complex="36pt"/>
    </style:style>
    <style:style style:name="T20" style:family="text">
      <style:text-properties fo:color="#000000" style:font-name="Courier New" fo:font-size="24pt" fo:background-color="#ffff00" style:font-name-asian="Menlo-Regular" style:font-size-asian="24pt" style:font-name-complex="Menlo-Regular" style:font-size-complex="24pt"/>
    </style:style>
    <style:style style:name="T21" style:family="text">
      <style:text-properties fo:color="#000000" style:font-name="Courier New" fo:font-size="24pt" fo:background-color="transparent" style:font-name-asian="Menlo-Regular" style:font-size-asian="24pt" style:font-name-complex="Menlo-Regular" style:font-size-complex="24pt"/>
    </style:style>
    <style:style style:name="T22" style:family="text">
      <style:text-properties fo:color="#000000" style:font-name="Courier New" fo:font-size="24pt" style:font-name-asian="Menlo-Regular" style:font-size-asian="24pt" style:font-name-complex="Menlo-Regular" style:font-size-complex="24pt"/>
    </style:style>
    <style:style style:name="T23" style:family="text">
      <style:text-properties fo:color="#3c5fff" style:font-name="Courier New" fo:font-size="24pt" style:font-name-asian="Menlo-Regular" style:font-size-asian="24pt" style:font-name-complex="Menlo-Regular" style:font-size-complex="24pt"/>
    </style:style>
    <style:style style:name="T24" style:family="text">
      <style:text-properties fo:color="#2fbd1d" style:font-name="Courier New" fo:font-size="24pt" style:font-name-asian="Menlo-Regular" style:font-size-asian="24pt" style:font-name-complex="Menlo-Regular" style:font-size-complex="24pt"/>
    </style:style>
    <style:style style:name="T25" style:family="text">
      <style:text-properties fo:color="#2fbd1d" style:font-name="Courier New" fo:font-size="15pt" style:font-name-asian="Menlo-Regular" style:font-size-asian="15pt" style:font-name-complex="Menlo-Regular" style:font-size-complex="15pt"/>
    </style:style>
    <style:style style:name="T26" style:family="text">
      <style:text-properties fo:color="#000000" style:font-name="Liberation Sans1" fo:font-size="24pt" style:font-name-asian="Menlo-Regular" style:font-size-asian="24pt" style:font-name-complex="Menlo-Regular" style:font-size-complex="24pt"/>
    </style:style>
    <style:style style:name="T27" style:family="text">
      <style:text-properties fo:color="#000000" style:font-name="Courier New" fo:font-size="24pt" fo:background-color="#bbe33d" style:font-name-asian="Menlo-Regular" style:font-size-asian="24pt" style:font-name-complex="Menlo-Regular" style:font-size-complex="24pt"/>
    </style:style>
    <style:style style:name="T28" style:family="text">
      <style:text-properties fo:color="#000000" style:font-name="Courier New" fo:font-size="24pt" fo:background-color="#b4c7dc" style:font-name-asian="Menlo-Regular" style:font-size-asian="24pt" style:font-name-complex="Menlo-Regular" style:font-size-complex="24pt"/>
    </style:style>
    <style:style style:name="T29" style:family="text">
      <style:text-properties fo:color="#000000" style:font-name="Liberation Sans1" fo:font-size="24pt" fo:background-color="#ffff00" style:font-name-asian="Menlo-Regular" style:font-size-asian="24pt" style:font-name-complex="Menlo-Regular" style:font-size-complex="24pt"/>
    </style:style>
    <style:style style:name="T30" style:family="text">
      <style:text-properties fo:color="#000000" style:font-name="Liberation Sans1" fo:font-size="24pt" fo:background-color="#bbe33d" style:font-name-asian="Menlo-Regular" style:font-size-asian="24pt" style:font-name-complex="Menlo-Regular" style:font-size-complex="24pt"/>
    </style:style>
    <style:style style:name="T31" style:family="text">
      <style:text-properties fo:color="#000000" style:font-name="Liberation Sans1" fo:font-size="24pt" fo:background-color="#b4c7dc" style:font-name-asian="Menlo-Regular" style:font-size-asian="24pt" style:font-name-complex="Menlo-Regular" style:font-size-complex="24pt"/>
    </style:style>
    <style:style style:name="T32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ands-on: Basic Linux</text:p>
          </draw:text-box>
        </draw:frame>
        <draw:frame presentation:style-name="pr2" draw:text-style-name="P1" draw:layer="layout" svg:width="25.199cm" svg:height="1.649cm" svg:x="1.4cm" svg:y="3.685cm" presentation:class="subtitle" presentation:user-transformed="true">
          <draw:text-box>
            <text:p>Marcus Lundberg</text:p>
          </draw:text-box>
        </draw:frame>
        <draw:frame draw:style-name="gr1" draw:text-style-name="P2" draw:layer="layout" svg:width="22.352cm" svg:height="3.095cm" svg:x="3.048cm" svg:y="8.128cm">
          <draw:text-box>
            <text:list text:style-name="L1">
              <text:list-item>
                <text:p>Log in to UPPMAX system</text:p>
              </text:list-item>
              <text:list-item>
                <text:p>Navigate the filesystem</text:p>
              </text:list-item>
              <text:list-item>
                <text:p>Edit files</text:p>
              </text:list-item>
              <text:list-item>
                <text:p>Miscellaneous useful skill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nect to UPPMA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 should have done this already at least once before</text:p>
              </text:list-item>
              <text:list-item>
                <text:p>Linux and MacOS: </text:p>
                <text:list>
                  <text:list-item>
                    <text:p>start Terminal</text:p>
                  </text:list-item>
                  <text:list-item>
                    <text:p><text:span text:style-name="T1">$ ssh -X username@rackham.uppmax.uu.se</text:span></text:p>
                  </text:list-item>
                </text:list>
              </text:list-item>
              <text:list-item>
                <text:p>Windows:<text:tab/></text:p>
                <text:list>
                  <text:list-item>
                    <text:p>Download and use an SSH program such as MobaXTe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eryone connecte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ke time now to connect</text:p>
              </text:list-item>
              <text:list-item>
                <text:p>Consider connecting a second time with a new window</text:p>
              </text:list-item>
              <text:list-item>
                <text:p>Organise your windows so you can watch Zoom and work in your terminal. If you have screen space, keep the presentation open locally and an eye on the Zoom cha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e system basic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st like in Windows, files are organised in a hierarchy of “folders” or “directories”</text:p>
              </text:list-item>
              <text:list-item>
                <text:p>The top of the hierarchy is the <text:span text:style-name="T2">root directory</text:span>, denoted by ‘<text:span text:style-name="T3">/</text:span>’</text:p>
              </text:list-item>
              <text:list-item>
                <text:p>File locations are given by a <text:span text:style-name="T2">path</text:span>, either <text:span text:style-name="T2">relative</text:span> to where you are right now or <text:span text:style-name="T2">absolute</text:span>, starting from the root directory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pwd</text:span> — where are you 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 you log in, you will be in your home directory, <text:span text:style-name="T1">~/</text:span>, <text:span text:style-name="T1">$HOME</text:span>, and <text:span text:style-name="T1">/home/username/</text:span></text:p>
              </text:list-item>
              <text:list-item>
                <text:p><text:span text:style-name="T1">$ pwd</text:span></text:p>
              </text:list-item>
              <text:list-item>
                <text:p><text:span text:style-name="T1">$ pwd -P </text:span><text:span text:style-name="T4">gives you the physical path (ignores how you got there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ls</text:span> <text:s/>— contents of a directo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ype <text:span text:style-name="T1">ls</text:span> to display the contents of the current directory.</text:p>
                <text:p/>
              </text:list-item>
              <text:list-item>
                <text:p><text:span text:style-name="T1">$ ls -a</text:span> also shows hidden files and directories</text:p>
              </text:list-item>
              <text:list-item>
                <text:p><text:span text:style-name="T1">$ ls -l</text:span> gives you detailed information</text:p>
              </text:list-item>
              <text:list-item>
                <text:p><text:span text:style-name="T1">$ ls -lt</text:span> sorts things by time modified</text:p>
                <text:p><text:s text:c="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cd</text:span> — moving arou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 <text:span text:style-name="T2">c</text:span>hange <text:span text:style-name="T2">d</text:span>irectory, use <text:span text:style-name="T1">cd &lt;target&gt;</text:span></text:p>
              </text:list-item>
              <text:list-item>
                <text:p><text:span text:style-name="T1">$ cd /proj/g2020018 </text:span></text:p>
              </text:list-item>
              <text:list-item>
                <text:p><text:span text:style-name="T1">$ pwd</text:span></text:p>
              </text:list-item>
              <text:list-item>
                <text:p><text:span text:style-name="T1">$ ls</text:span></text:p>
              </text:list-item>
              <text:list-item>
                <text:p><text:span text:style-name="T1">$ cd labs</text:span></text:p>
              </text:list-item>
              <text:list-item>
                <text:p><text:span text:style-name="T1">$ pwd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d</text:span>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eriment with <text:span text:style-name="T1">cd</text:span>. Try adding spaces or extra <text:span text:style-name="T1">/ </text:span>in various places</text:p>
              </text:list-item>
              <text:list-item>
                <text:p>Use <text:span text:style-name="T2">tab completion</text:span> to avoid typos and typing “ls” a lot. </text:p>
              </text:list-item>
              <text:list-item>
                <text:p>Figure out the use of the following (not necessarily in this order):</text:p>
              </text:list-item>
              <text:list-item>
                <text:p><text:span text:style-name="T1">$ cd -</text:span></text:p>
              </text:list-item>
              <text:list-item>
                <text:p><text:span text:style-name="T1">$ cd ..</text:span></text:p>
              </text:list-item>
              <text:list-item>
                <text:p><text:span text:style-name="T1">$ cd</text:span></text:p>
              </text:list-item>
              <text:list-item>
                <text:p><text:span text:style-name="T1">$ cd ~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mkdir</text:span> — create a new direc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ke sure you’re in your home directory</text:p>
              </text:list-item>
              <text:list-item>
                <text:p><text:span text:style-name="T1">$ mkdir uppmax-intro</text:span></text:p>
              </text:list-item>
              <text:list-item>
                <text:p>Go in there:</text:p>
              </text:list-item>
              <text:list-item>
                <text:p><text:span text:style-name="T1">$ cd ~/uppmax-intro/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p</text:span> — copy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py files with: <text:span text:style-name="T1">cp &lt;source&gt; &lt;target&gt;</text:span></text:p>
              </text:list-item>
              <text:list-item>
                <text:p><text:span text:style-name="T5">$ cp /proj/g2020018/labs/linux_tutorial/ .</text:span><text:span text:style-name="T1"> </text:span></text:p>
              </text:list-item>
              <text:list-item>
                <text:p><text:span text:style-name="T4">Well, that didn’t work. What does the error say?</text:span></text:p>
              </text:list-item>
              <text:list-item>
                <text:p><text:span text:style-name="T6">$ cp </text:span><text:span text:style-name="T7">-r</text:span><text:span text:style-name="T6"> /proj/g2020018/labs/linux_tutorial/ 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p</text:span> — copy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ve to <text:span text:style-name="T8">linux_tutorial/</text:span></text:p>
              </text:list-item>
              <text:list-item>
                <text:p><text:span text:style-name="T9">Make a copy the file “newfile” in the same directory:</text:span></text:p>
              </text:list-item>
              <text:list-item>
                <text:p><text:span text:style-name="T8">$ cp newfile copyfi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scp</text:span> — copying remote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ux/MacOS: To copy data to/from Rackham, you can use <text:span text:style-name="T1">scp</text:span> from your local machine:</text:p>
              </text:list-item>
              <text:list-item>
                <text:p><text:span text:style-name="T10">[bob@macbook]$ scp myinput bob@rackham.uppmax.uu.se:~/copyofmyinput</text:span></text:p>
              </text:list-item>
              <text:list-item>
                <text:p><text:span text:style-name="T10">[bob@macbook]$ scp bob@rackham.uppmax.uu.se:~/mydata copyofmydata</text:span></text:p>
              </text:list-item>
              <text:list-item>
                <text:p>Windows: Drag and drop files from MobaXTerm window.</text:p>
              </text:list-item>
              <text:list-item>
                <text:p><text:span text:style-name="T11">This was just a preview, you will try this out late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mv</text:span> — move/rename fi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ving files works just like copying files:</text:p>
                <text:list>
                  <text:list-header>
                    <text:p><text:span text:style-name="T1">mv &lt;source&gt; &lt;target&gt;</text:span></text:p>
                  </text:list-header>
                </text:list>
              </text:list-item>
              <text:list-item>
                <text:p><text:span text:style-name="T4">Move the copy you just made to another place:</text:span></text:p>
              </text:list-item>
              <text:list-item>
                <text:p><text:span text:style-name="T1">$ mv copyfile ../</text:span></text:p>
              </text:list-item>
              <text:list-item>
                <text:p><text:span text:style-name="T4">Rename it.</text:span></text:p>
              </text:list-item>
              <text:list-item>
                <text:p><text:span text:style-name="T1">$ mv ../copyfile ../renamedfi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rm</text:span> — delete fi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leting files works just like copying or moving them:</text:p>
                <text:list>
                  <text:list-item>
                    <text:p><text:span text:style-name="T1">rm &lt;target&gt;</text:span></text:p>
                  </text:list-item>
                </text:list>
              </text:list-item>
              <text:list-item>
                <text:p><text:span text:style-name="T4">Try it out:</text:span></text:p>
              </text:list-item>
              <text:list-item>
                <text:p><text:span text:style-name="T1">$ rm ../renamedfil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ution!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Some words of warning:</text:span></text:p>
                <text:list>
                  <text:list-item>
                    <text:p><text:span text:style-name="T4">There is no </text:span><text:span text:style-name="T12">undo </text:span><text:span text:style-name="T13">for </text:span><text:span text:style-name="T14">cp</text:span><text:span text:style-name="T13">, </text:span><text:span text:style-name="T14">mv</text:span><text:span text:style-name="T13">, and </text:span><text:span text:style-name="T14">rm</text:span><text:span text:style-name="T13">.</text:span></text:p>
                  </text:list-item>
                  <text:list-item>
                    <text:p><text:span text:style-name="T13">Beware of overwriting (clobbering) files and deleting the wrong ones.</text:span></text:p>
                  </text:list-item>
                </text:list>
              </text:list-item>
              <text:list-item>
                <text:p><text:span text:style-name="T13">If you do destroy your data, email UPPMAX support, we may be able to help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tar</text:span> — archiving and compres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’re going to need more files.</text:p>
              </text:list-item>
              <text:list-item>
                <text:p><text:span text:style-name="T1">$ tar -vxzf files.tar.gz</text:span></text:p>
              </text:list-item>
              <text:list-item>
                <text:p><text:span text:style-name="T4">The flags mean:</text:span></text:p>
                <text:list>
                  <text:list-item>
                    <text:p><text:span text:style-name="T12">V</text:span><text:span text:style-name="T4">erbosely</text:span></text:p>
                  </text:list-item>
                  <text:list-item>
                    <text:p><text:span text:style-name="T4">E</text:span><text:span text:style-name="T12">x</text:span><text:span text:style-name="T4">tract</text:span></text:p>
                  </text:list-item>
                  <text:list-item>
                    <text:p><text:span text:style-name="T12">Z</text:span><text:span text:style-name="T4">ipped</text:span></text:p>
                  </text:list-item>
                  <text:list-item>
                    <text:p><text:span text:style-name="T12">F</text:span><text:span text:style-name="T4">ile</text:span></text:p>
                  </text:list-item>
                </text:list>
              </text:list-item>
              <text:list-item>
                <text:p><text:span text:style-name="T4">You should see a list of files being extracted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rmdir</text:span> — delete an empty directo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$ rm this_is_empty</text:span></text:p>
              </text:list-item>
              <text:list-item>
                <text:p>Need another command to delete directories</text:p>
              </text:list-item>
              <text:list-item>
                <text:p><text:span text:style-name="T1">$ rmdir this_is_empty</text:span></text:p>
              </text:list-item>
              <text:list-item>
                <text:p><text:span text:style-name="T1">$ rmdir this_has_a_file</text:span></text:p>
              </text:list-item>
              <text:list-item>
                <text:p>Is there a way to use <text:span text:style-name="T1">rm</text:span> to delete directories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rm</text:span> mo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ursive commands are applied to directories and their contents</text:p>
              </text:list-item>
              <text:list-item>
                <text:p><text:span text:style-name="T1">$ rm -r this_has_a_file</text:span></text:p>
              </text:list-item>
              <text:list-item>
                <text:p><text:span text:style-name="T4">Compare:</text:span></text:p>
                <text:list>
                  <text:list-item>
                    <text:p><text:span text:style-name="T1">$ ls ..</text:span></text:p>
                  </text:list-item>
                  <text:list-item>
                    <text:p><text:span text:style-name="T1">$ ls -R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man</text:span> — look up the right fla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body can remember whether it’s <text:span text:style-name="T1">-R</text:span> or <text:span text:style-name="T1">-r</text:span> for <text:span text:style-name="T2">r</text:span>ecursive, or if <text:span text:style-name="T1">-f</text:span> lets you choose a <text:span text:style-name="T2">f</text:span>ile or <text:span text:style-name="T2">f</text:span>orces an action.</text:p>
              </text:list-item>
              <text:list-item>
                <text:p><text:span text:style-name="T1">$ man ls</text:span><text:span text:style-name="T4"> shows you how to use ls and all its options</text:span></text:p>
              </text:list-item>
              <text:list-item>
                <text:p><text:span text:style-name="T4">Type ‘/keyword’ to search for “keyword”, use ‘n’ and ‘N’ to scan through hits.</text:span></text:p>
              </text:list-item>
              <text:list-item>
                <text:p><text:span text:style-name="T4">Type ‘q’ to </text:span><text:span text:style-name="T12">q</text:span><text:span text:style-name="T4">uit.</text:span></text:p>
              </text:list-item>
              <text:list-item>
                <text:p><text:span text:style-name="T4">Spend some time now to browse the man pages for the commands you’ve just learn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view exerci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w try this:</text:p>
                <text:list>
                  <text:list-item>
                    <text:p>Create a new directory inside your home directory</text:p>
                  </text:list-item>
                  <text:list-item>
                    <text:p>Cd into it</text:p>
                  </text:list-item>
                  <text:list-item>
                    <text:p>Copy any file into the directory</text:p>
                  </text:list-item>
                  <text:list-item>
                    <text:p>Rename the file to something else</text:p>
                  </text:list-item>
                  <text:list-item>
                    <text:p>Delete the directory and its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ldca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$ ls many_files</text:span></text:p>
              </text:list-item>
              <text:list-item>
                <text:p><text:span text:style-name="T1">$ ls many_files/*.txt</text:span></text:p>
              </text:list-item>
              <text:list-item>
                <text:p><text:span text:style-name="T1">$ ls many_files/file_1*1.docx</text:span></text:p>
              </text:list-item>
              <text:list-item>
                <text:p><text:span text:style-name="T4">Want to clean out temporary files ending in .tmp in all the subdirectories?</text:span></text:p>
                <text:list>
                  <text:list-item>
                    <text:p><text:span text:style-name="T1">$ rm */*.tmp</text:span><text:span text:style-name="T4"> </text:span></text:p>
                  </text:list-item>
                  <text:list-item>
                    <text:p><text:span text:style-name="T4">(could be wise to do </text:span><text:span text:style-name="T1">ls -a */*.tmp</text:span><text:span text:style-name="T4"> first to see what will be deleted</text:span><text:span text:style-name="T4"><text:tab/></text:span><text:span text:style-name="T4">...)</text:span></text:p>
                  </text:list-item>
                </text:list>
              </text:list-item>
              <text:list-item>
                <text:p><text:span text:style-name="T4">Exercise:</text:span></text:p>
                <text:list>
                  <text:list-item>
                    <text:p><text:span text:style-name="T4">Create a new directory and move all .txt files in </text:span><text:span text:style-name="T1">many_files</text:span><text:span text:style-name="T4"> to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din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Linux, you can display files without being able to change them</text:p>
              </text:list-item>
              <text:list-item>
                <text:p><text:span text:style-name="T1">$ cd old_project</text:span></text:p>
              </text:list-item>
              <text:list-item>
                <text:p><text:span text:style-name="T1">$ ls</text:span></text:p>
              </text:list-item>
              <text:list-item>
                <text:p><text:s/>Hmm, which of these files are useful?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ca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</text:span> dumps the contents of files to the terminal as text</text:p>
              </text:list-item>
              <text:list-item>
                <text:p><text:span text:style-name="T1">$ cat the_best</text:span></text:p>
              </text:list-item>
              <text:list-item>
                <text:p><text:span text:style-name="T4">Yummy!</text:span></text:p>
              </text:list-item>
              <text:list-item>
                <text:p><text:span text:style-name="T1">$ cat a</text:span></text:p>
              </text:list-item>
              <text:list-item>
                <text:p><text:span text:style-name="T4">???</text:span></text:p>
              </text:list-item>
              <text:list-item>
                <text:p><text:span text:style-name="T4">Con</text:span><text:span text:style-name="T12">cat</text:span><text:span text:style-name="T4">enate files with this wizardry:</text:span></text:p>
                <text:list>
                  <text:list-item>
                    <text:p><text:span text:style-name="T1">$ cat a the_best &gt; combinedfiles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head</text:span> — display the top of a fil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$ head a</text:span></text:p>
              </text:list-item>
              <text:list-item>
                <text:p><text:span text:style-name="T4">You can choose how many lines to display (default 10)</text:span></text:p>
                <text:list>
                  <text:list-item>
                    <text:p><text:span text:style-name="T1">$ head -n 4 a</text:span></text:p>
                  </text:list-item>
                </text:list>
              </text:list-item>
              <text:list-item>
                <text:p><text:span text:style-name="T1">Tail </text:span><text:span text:style-name="T4">is the same as head, but for the other end</text:span></text:p>
                <text:list>
                  <text:list-item>
                    <text:p><text:span text:style-name="T1">$ tail -n 5 a</text:span></text:p>
                  </text:list-item>
                  <text:list-item>
                    <text:p><text:span text:style-name="T4">Handy to look at log files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1.016cm" svg:height="1.016cm" svg:x="0.762cm" svg:y="1.0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less</text:span> — read a whole fi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t doesn’t really work for long files</text:p>
              </text:list-item>
              <text:list-item>
                <text:p><text:span text:style-name="T1">$ less a </text:span></text:p>
              </text:list-item>
              <text:list-item>
                <text:p><text:span text:style-name="T4">Search with ‘/keyword’ and ‘n’/’N’ </text:span></text:p>
              </text:list-item>
              <text:list-item>
                <text:p><text:span text:style-name="T4">Hit ‘q’ to qui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iting f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le editors :</text:p>
                <text:list>
                  <text:list-item>
                    <text:p><text:span text:style-name="T1">nano</text:span><text:tab/><text:tab/> (keyboard shortcuts shown on-screen)</text:p>
                  </text:list-item>
                  <text:list-item>
                    <text:p><text:span text:style-name="T1">gedit</text:span><text:tab/><text:tab/>(graphical, needs X11)</text:p>
                  </text:list-item>
                  <text:list-item>
                    <text:p><text:span text:style-name="T1">vim</text:span><text:tab/><text:tab/><text:tab/><text:tab/><text:tab/>(fast and powerful, once you <text:a xlink:href="https://vim.rtorr.com/" xlink:type="simple">learn it</text:a>)</text:p>
                  </text:list-item>
                  <text:list-item>
                    <text:p><text:span text:style-name="T1">emacs</text:span><text:tab/>(fast and powerful, once you <text:a xlink:href="https://www.gnu.org/software/emacs/refcards/pdf/refcard.pdf" xlink:type="simple">learn it</text:a>)</text:p>
                  </text:list-item>
                </text:list>
              </text:list-item>
              <text:list-item>
                <text:p>Try them out and pick on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3cm" presentation:class="title" presentation:user-transformed="true">
          <draw:text-box>
            <text:p><text:span text:style-name="T15">A bit of a side-line:</text:span><text:span text:style-name="T16"><text:line-break/></text:span><text:span text:style-name="T16">X11-forwarding: graphics from the command lin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Graphics can be sent through the SSH connection you’re using to connect</text:span></text:p>
                <text:list>
                  <text:list-item>
                    <text:p><text:span text:style-name="T16">Use </text:span><text:span text:style-name="T8">ssh -Y</text:span><text:span text:style-name="T16"> or </text:span><text:span text:style-name="T8">ssh -X</text:span></text:p>
                  </text:list-item>
                </text:list>
              </text:list-item>
              <text:list-item>
                <text:p><text:span text:style-name="T18">MacOS users will need to install XQuartz</text:span><text:span text:style-name="T19">.</text:span></text:p>
              </text:list-item>
              <text:list-item>
                <text:p><text:span text:style-name="T19">When starting a graphical program, a new window will open, but your terminal will be “locked”.</text:span></text:p>
                <text:list>
                  <text:list-item>
                    <text:p><text:span text:style-name="T9">Run e.g. “</text:span><text:span text:style-name="T8">gedit &amp;</text:span><text:span text:style-name="T9">” to send the gedit process to the background</text:span></text:p>
                  </text:list-item>
                  <text:list-item>
                    <text:p><text:span text:style-name="T9">Alternatively, use </text:span><text:span text:style-name="T8">ctrl-z</text:span><text:span text:style-name="T9"> to put gedit to sleep and type </text:span><text:span text:style-name="T8">bg %1</text:span><text:span text:style-name="T9"> to make process number one run in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le permission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p text:style-name="P6"><text:span text:style-name="T6">$ ls -l</text:span></text:p>
            <text:p text:style-name="P7"><text:span text:style-name="T20">d</text:span><text:span text:style-name="T21">rwxrwxr-x</text:span><text:span text:style-name="T22"> 2 marcusl marcusl <text:s/>4096 Sep 19 <text:s/>2012 </text:span><text:span text:style-name="T23">external_hdd</text:span></text:p>
            <text:p text:style-name="P7"><text:span text:style-name="T20">-</text:span><text:span text:style-name="T21">rwxr-xr-x</text:span><text:span text:style-name="T22"> 1 marcusl marcusl 17198 Jul 16 14:12 </text:span><text:span text:style-name="T24">files.tar.gz</text:span></text:p>
            <text:p text:style-name="P7"><text:span text:style-name="T25"/></text:p>
            <text:list text:style-name="L2">
              <text:list-item>
                <text:p text:style-name="P8"><text:span text:style-name="T26">Leading symbol:</text:span></text:p>
                <text:list>
                  <text:list-item>
                    <text:p text:style-name="P8"><text:span text:style-name="T22">d</text:span><text:span text:style-name="T26"> <text:s/>directory</text:span></text:p>
                  </text:list-item>
                  <text:list-item>
                    <text:p text:style-name="P8"><text:span text:style-name="T22">-</text:span><text:span text:style-name="T26"> <text:s/>regular file</text:span></text:p>
                  </text:list-item>
                  <text:list-item>
                    <text:p text:style-name="P8"><text:span text:style-name="T22">l</text:span><text:span text:style-name="T26"> symbolic link (more on this tomorrow)</text:span></text:p>
                  </text:list-item>
                  <text:list-item>
                    <text:p text:style-name="P8"><text:span text:style-name="T26">Others exist, but you can ignore them</text:span></text:p>
                  </text:list-item>
                </text:list>
                <text:p text:style-name="P8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le permission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p text:style-name="P6"><text:span text:style-name="T6">$ ls -l</text:span></text:p>
            <text:p text:style-name="P7"><text:span text:style-name="T21">d</text:span><text:span text:style-name="T20">rwx</text:span><text:span text:style-name="T27">rwx</text:span><text:span text:style-name="T28">r-x</text:span><text:span text:style-name="T22"> 2 marcusl marcusl <text:s/>4096 Sep 19 <text:s/>2012 </text:span><text:span text:style-name="T23">external_hdd</text:span></text:p>
            <text:p text:style-name="P7"><text:span text:style-name="T21">-</text:span><text:span text:style-name="T20">rwx</text:span><text:span text:style-name="T27">r-x</text:span><text:span text:style-name="T28">r-x</text:span><text:span text:style-name="T22"> 1 marcusl marcusl 17198 Jul 16 14:12 </text:span><text:span text:style-name="T24">files.tar.gz</text:span></text:p>
            <text:p text:style-name="P7"><text:span text:style-name="T25"/></text:p>
            <text:list text:style-name="L2">
              <text:list-item>
                <text:p text:style-name="P10"><text:span text:style-name="T26">Three sets of “rwx” permissions</text:span></text:p>
                <text:list>
                  <text:list-item>
                    <text:p text:style-name="P11"><text:span text:style-name="T26">rwx: read, write, execute</text:span></text:p>
                  </text:list-item>
                  <text:list-item>
                    <text:p text:style-name="P11"><text:span text:style-name="T29">User</text:span><text:span text:style-name="T26">: the user account that owns the file (usually the one that created it)</text:span></text:p>
                  </text:list-item>
                  <text:list-item>
                    <text:p text:style-name="P11"><text:span text:style-name="T30">Group</text:span><text:span text:style-name="T26">: the group that owns the file (usually the project group in /proj/xyz or the user’s group elsewhere)</text:span></text:p>
                  </text:list-item>
                  <text:list-item>
                    <text:p text:style-name="P8"><text:span text:style-name="T31">Others</text:span><text:span text:style-name="T26">: everyone else on the system (literally a thousand strangers)</text:span></text:p>
                  </text:list-item>
                </text:list>
                <text:p text:style-name="P8"><text:span text:style-name="T26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ile permission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2">r</text:span><text:span text:style-name="T26"> – read</text:span></text:p>
                <text:list>
                  <text:list-item>
                    <text:p text:style-name="P12"><text:span text:style-name="T26">Files: Read the contents of the file</text:span></text:p>
                  </text:list-item>
                  <text:list-item>
                    <text:p text:style-name="P12"><text:span text:style-name="T26">Directories: List the files in the directory</text:span></text:p>
                  </text:list-item>
                </text:list>
              </text:list-item>
              <text:list-item>
                <text:p text:style-name="P6"><text:span text:style-name="T22">w</text:span><text:span text:style-name="T26"> – write</text:span></text:p>
                <text:list>
                  <text:list-item>
                    <text:p text:style-name="P12"><text:span text:style-name="T26">Files: Modify the file</text:span></text:p>
                  </text:list-item>
                  <text:list-item>
                    <text:p text:style-name="P12"><text:span text:style-name="T26">Directories: Add, rename, or delete files in the directory</text:span></text:p>
                  </text:list-item>
                </text:list>
              </text:list-item>
              <text:list-item>
                <text:p text:style-name="P6"><text:span text:style-name="T22">x</text:span><text:span text:style-name="T26"> – execute</text:span></text:p>
                <text:list>
                  <text:list-item>
                    <text:p text:style-name="P11"><text:span text:style-name="T26">Files: Run the file as a program</text:span></text:p>
                  </text:list-item>
                  <text:list-item>
                    <text:p text:style-name="P11"><text:span text:style-name="T26">Directories: Traverse the directory (e.g. with “cd”)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re on permiss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$ ls /proj/g2020018</text:span></text:p>
              </text:list-item>
              <text:list-item>
                <text:p>Huh, <text:span text:style-name="T1">rwxrw</text:span><text:span text:style-name="T32">s</text:span><text:span text:style-name="T33">r-x</text:span>?</text:p>
              </text:list-item>
              <text:list-item>
                <text:p>‘s’ in the group means ‘x’ but with gid bit set. </text:p>
              </text:list-item>
              <text:list-item>
                <text:p>‘S’ means ‘-’ with gid bit set (rarely seen).</text:p>
              </text:list-item>
              <text:list-item>
                <text:p>Among other things, this makes the default group for new files/subdirectories the g2020018 group.</text:p>
              </text:list-item>
            </text:list>
          </draw:text-box>
        </draw:frame>
        <draw:custom-shape draw:style-name="gr3" draw:text-style-name="P5" draw:layer="layout" svg:width="1.016cm" svg:height="1.016cm" svg:x="0.763cm" svg:y="1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hmod</text:span> — changing permiss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les with <text:span text:style-name="T1">w</text:span> can be modified and destroyed by accident. Protect your input data!</text:p>
              </text:list-item>
              <text:list-item>
                <text:p>If you want to share data or scripts with a person not in your project (e.g. support staff like me), you can!</text:p>
              </text:list-item>
              <text:list-item>
                <text:p>If you want to keep non-members from even seeing which files you have, you can!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hmod</text:span> — changing permiss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2">Ch</text:span>ange file <text:span text:style-name="T2">mod</text:span>e: <text:span text:style-name="T1">chmod &lt;mode&gt; &lt;files&gt;</text:span></text:p>
              </text:list-item>
              <text:list-item>
                <text:p>&lt;mode&gt; can be e.g.</text:p>
                <text:list>
                  <text:list-item>
                    <text:p><text:span text:style-name="T1">u+x</text:span> (let you run a script you just wrote)</text:p>
                  </text:list-item>
                  <text:list-item>
                    <text:p><text:span text:style-name="T1">-w</text:span> (no write permissions for anyone)</text:p>
                  </text:list-item>
                  <text:list-item>
                    <text:p><text:span text:style-name="T1">g+rw</text:span> (let group members read and edit this file)</text:p>
                  </text:list-item>
                  <text:list-item>
                    <text:p><text:span text:style-name="T1">g=xw</text:span> (let group members go into your directory and put files there, but not see which files are there)</text:p>
                  </text:list-item>
                </text:list>
              </text:list-item>
              <text:list-item>
                <text:p>Chmod takes flags as usual, e.g. -R for recursive</text:p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hmod</text:span> – numerical permiss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line, you will come across e.g. “chmod 755”, what does this mean?</text:p>
              </text:list-item>
              <text:list-item>
                <text:p>It’s a “bit mask”:</text:p>
                <text:list>
                  <text:list-item>
                    <text:p><text:span text:style-name="T1">7 = 4 + 2 + 1 = r + w + x</text:span></text:p>
                  </text:list-item>
                  <text:list-item>
                    <text:p><text:span text:style-name="T1">5 = 4 + 0 + 1 = r + x</text:span></text:p>
                  </text:list-item>
                </text:list>
              </text:list-item>
              <text:list-item>
                <text:p>What number would <text:span text:style-name="T1">r + w</text:span> be?</text:p>
                <text:p/>
              </text:list-item>
            </text:list>
          </draw:text-box>
        </draw:frame>
        <draw:custom-shape draw:style-name="gr3" draw:text-style-name="P5" draw:layer="layout" svg:width="1.016cm" svg:height="1.016cm" svg:x="0.763cm" svg:y="1.0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chmod — </text:span><text:span text:style-name="T4">Hands-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 the <text:span text:style-name="T1">linux_tutorial</text:span> directory, find important files and old saved data that you wouldn’t want to lose. </text:p>
                <text:list>
                  <text:list-item>
                    <text:p>Directories: <text:span text:style-name="T1">important_results/</text:span>, <text:span text:style-name="T1">old_project/</text:span></text:p>
                  </text:list-item>
                  <text:list-item>
                    <text:p>File: <text:span text:style-name="T1">last_years_data</text:span></text:p>
                  </text:list-item>
                </text:list>
              </text:list-item>
              <text:list-item>
                <text:p>Use <text:span text:style-name="T1">chmod</text:span> to remove write permission from those files and directories (use the <text:span text:style-name="T1">-R</text:span> flag to also do the files in the directories).</text:p>
              </text:list-item>
              <text:list-item>
                <text:p>Take a moment to play around with chmod and explore the effects of permissions on files and directorie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ummarising exercis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 and delete the files named temp_file-1 and temp_file-2. </text:p>
                <text:list>
                  <text:list-item>
                    <text:p>Can you do it with one command, standing in <text:span text:style-name="T1">linux_tutorial/</text:span>?</text:p>
                  </text:list-item>
                  <text:list-item>
                    <text:p>You may have to give yourself permi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ummarising exercises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e a directory named “text_files”</text:p>
              </text:list-item>
              <text:list-item>
                <text:p>Move all the <text:span text:style-name="T1">.txt</text:span> files in subdirectories of <text:span text:style-name="T1">linux_tutorial</text:span> into this directory</text:p>
                <text:list>
                  <text:list-item>
                    <text:p>Use the “verbose” flag to get a report of which files were mov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ising exercises (3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ansfer files to and from Rackham. Use <text:span text:style-name="T1">scp</text:span> or FileZilla or MobaXterm or whatever you like. </text:p>
              </text:list-item>
              <text:list-item>
                <text:p>Read up on the <text:span text:style-name="T1">rsync</text:span> tool for moving fil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3:30:46.727071314</meta:creation-date>
    <dc:date>2020-08-19T15:13:34.278497402</dc:date>
    <meta:editing-duration>P16DT10H17M32S</meta:editing-duration>
    <meta:editing-cycles>107</meta:editing-cycles>
    <meta:generator>LibreOffice/6.1.3.2$MacOSX_X86_64 LibreOffice_project/86daf60bf00efa86ad547e59e09d6bb77c699acb</meta:generator>
    <meta:document-statistic meta:object-count="177"/>
  </office:meta>
</office:document-meta>
</file>